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133299" officeooo:paragraph-rsid="00133299"/>
    </style:style>
    <style:style style:name="P2" style:family="paragraph" style:parent-style-name="Standard">
      <style:text-properties fo:color="#c9211e" loext:opacity="100%" officeooo:rsid="00133299" officeooo:paragraph-rsid="00133299"/>
    </style:style>
    <style:style style:name="P3" style:family="paragraph" style:parent-style-name="Standard">
      <style:text-properties fo:color="#c9211e" loext:opacity="100%" officeooo:rsid="00133299" officeooo:paragraph-rsid="00133299" fo:background-color="#ffff00"/>
    </style:style>
    <style:style style:name="P4" style:family="paragraph" style:parent-style-name="Standard">
      <style:text-properties fo:color="#c9211e" loext:opacity="100%" officeooo:rsid="001a200a" officeooo:paragraph-rsid="001b06be" fo:background-color="#ffff00"/>
    </style:style>
    <style:style style:name="P5" style:family="paragraph" style:parent-style-name="Standard">
      <style:text-properties fo:color="#c9211e" loext:opacity="100%" officeooo:rsid="00133299" officeooo:paragraph-rsid="00133299" fo:background-color="transparent"/>
    </style:style>
    <style:style style:name="P6" style:family="paragraph" style:parent-style-name="Standard">
      <style:text-properties fo:color="#c9211e" loext:opacity="100%" officeooo:rsid="001a200a" officeooo:paragraph-rsid="001a200a" fo:background-color="transparent"/>
    </style:style>
    <style:style style:name="P7" style:family="paragraph" style:parent-style-name="Standard">
      <style:text-properties fo:color="#c9211e" loext:opacity="100%" officeooo:rsid="001b06be" officeooo:paragraph-rsid="001b06be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6ca06" fo:background-color="#ffff00" loext:char-shading-value="0"/>
    </style:style>
    <style:style style:name="T4" style:family="text">
      <style:text-properties officeooo:rsid="001b06be"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b06be"/>
    </style:style>
    <style:style style:name="T7" style:family="text">
      <style:text-properties officeooo:rsid="001b60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&lt;?xml version="1.0" encoding="UTF-8"?&gt;</text:p>
      <text:p text:style-name="Standard">&lt;coches&gt;</text:p>
      <text:p text:style-name="Standard"><text:s text:c="2"/>&lt;fabricantes&gt;</text:p>
      <text:p text:style-name="Standard"><text:s text:c="4"/>&lt;fabricante id="Peugeot"&gt;</text:p>
      <text:p text:style-name="Standard"><text:s text:c="6"/>&lt;fundador&gt;Armand Peugeot&lt;/fundador&gt;</text:p>
      <text:p text:style-name="Standard"><text:s text:c="6"/>&lt;fundacion año="1882" /&gt;</text:p>
      <text:p text:style-name="Standard"><text:s text:c="6"/>&lt;pais&gt;Francia&lt;/pais&gt;</text:p>
      <text:p text:style-name="Standard"><text:s text:c="4"/>&lt;/fabricante&gt;</text:p>
      <text:p text:style-name="Standard"><text:s text:c="4"/>&lt;fabricante id="Renault"&gt;</text:p>
      <text:p text:style-name="Standard"><text:s text:c="6"/>&lt;fundador&gt;Louis Renault&lt;/fundador&gt;</text:p>
      <text:p text:style-name="Standard"><text:s text:c="6"/>&lt;fundacion año="1899" /&gt;</text:p>
      <text:p text:style-name="Standard"><text:s text:c="6"/>&lt;pais&gt;Francia&lt;/pais&gt;</text:p>
      <text:p text:style-name="Standard"><text:s text:c="4"/>&lt;/fabricante&gt;</text:p>
      <text:p text:style-name="Standard"><text:s text:c="4"/>&lt;fabricante id="Opel"&gt;</text:p>
      <text:p text:style-name="Standard"><text:s text:c="6"/>&lt;fundador&gt;Adam Opel&lt;/fundador&gt;</text:p>
      <text:p text:style-name="Standard"><text:s text:c="6"/>&lt;fundacion año="1862" /&gt;</text:p>
      <text:p text:style-name="Standard"><text:s text:c="6"/>&lt;pais&gt;Alemania&lt;/pais&gt;</text:p>
      <text:p text:style-name="Standard"><text:s text:c="4"/>&lt;/fabricante&gt;</text:p>
      <text:p text:style-name="Standard"><text:s text:c="4"/>&lt;fabricante id="Volkswagen"&gt;</text:p>
      <text:p text:style-name="Standard"><text:s text:c="6"/>&lt;fundador&gt;Deutsche Arbeitsfront&lt;/fundador&gt;</text:p>
      <text:p text:style-name="Standard"><text:s text:c="6"/>&lt;fundacion año="1937" /&gt;</text:p>
      <text:p text:style-name="Standard"><text:s text:c="6"/>&lt;pais&gt;Alemania&lt;/pais&gt;</text:p>
      <text:p text:style-name="Standard"><text:s text:c="4"/>&lt;/fabricante&gt;</text:p>
      <text:p text:style-name="Standard"><text:s text:c="2"/>&lt;/fabricantes&gt;</text:p>
      <text:p text:style-name="Standard"/>
      <text:p text:style-name="Standard"><text:s text:c="2"/>&lt;modelos&gt;</text:p>
      <text:p text:style-name="Standard"><text:s text:c="4"/>&lt;modelo fabricante="Peugeot"&gt;</text:p>
      <text:p text:style-name="Standard"><text:s text:c="6"/>&lt;nombre&gt;Peugeot 308&lt;/nombre&gt;</text:p>
      <text:p text:style-name="Standard"><text:s text:c="6"/>&lt;segmento&gt;C&lt;/segmento&gt;</text:p>
      <text:p text:style-name="Standard"><text:s text:c="6"/>&lt;inicio año="2007" /&gt;</text:p>
      <text:p text:style-name="Standard"><text:s text:c="4"/>&lt;/modelo&gt;</text:p>
      <text:p text:style-name="Standard"><text:s text:c="4"/>&lt;modelo fabricante="Opel"&gt;</text:p>
      <text:p text:style-name="Standard"><text:s text:c="6"/>&lt;nombre&gt;Opel Astra&lt;/nombre&gt;</text:p>
      <text:p text:style-name="Standard"><text:s text:c="6"/>&lt;segmento&gt;C&lt;/segmento&gt;</text:p>
      <text:p text:style-name="Standard"><text:s text:c="6"/>&lt;inicio año="1991" /&gt;</text:p>
      <text:p text:style-name="Standard"><text:s text:c="4"/>&lt;/modelo&gt;</text:p>
      <text:p text:style-name="Standard"><text:s text:c="4"/>&lt;modelo fabricante="Volkswagen"&gt;</text:p>
      <text:p text:style-name="Standard"><text:s text:c="6"/>&lt;nombre&gt;Volkswagen Passat&lt;/nombre&gt;</text:p>
      <text:p text:style-name="Standard"><text:s text:c="6"/>&lt;segmento&gt;D&lt;/segmento&gt;</text:p>
      <text:p text:style-name="Standard"><text:s text:c="6"/>&lt;inicio año="1973" /&gt;</text:p>
      <text:p text:style-name="Standard"><text:s text:c="4"/>&lt;/modelo&gt;</text:p>
      <text:p text:style-name="Standard"><text:s text:c="4"/>&lt;modelo fabricante="Peugeot"&gt;</text:p>
      <text:p text:style-name="Standard"><text:s text:c="6"/>&lt;nombre&gt;Peugeot 3008&lt;/nombre&gt;</text:p>
      <text:p text:style-name="Standard"><text:s text:c="6"/>&lt;segmento&gt;C&lt;/segmento&gt;</text:p>
      <text:p text:style-name="Standard"><text:s text:c="6"/>&lt;inicio año="2007" /&gt;</text:p>
      <text:p text:style-name="Standard"><text:s text:c="4"/>&lt;/modelo&gt;</text:p>
      <text:p text:style-name="Standard"><text:s text:c="4"/>&lt;modelo fabricante="Volkswagen"&gt;</text:p>
      <text:p text:style-name="Standard"><text:s text:c="6"/>&lt;nombre&gt;Volkswagen Golf&lt;/nombre&gt;</text:p>
      <text:p text:style-name="Standard"><text:s text:c="6"/>&lt;segmento&gt;C&lt;/segmento&gt;</text:p>
      <text:p text:style-name="Standard"><text:s text:c="6"/>&lt;inicio año="2007" /&gt;</text:p>
      <text:p text:style-name="Standard"><text:soft-page-break/><text:s text:c="4"/>&lt;/modelo&gt;</text:p>
      <text:p text:style-name="Standard"><text:s text:c="2"/>&lt;/modelos&gt;</text:p>
      <text:p text:style-name="Standard"/>
      <text:p text:style-name="Standard"><text:s text:c="2"/>&lt;premios&gt;</text:p>
      <text:p text:style-name="Standard"><text:s text:c="4"/>&lt;premio nombre="coche del año Europa" año="2017" modelo="Peugeot 3008" /&gt;</text:p>
      <text:p text:style-name="Standard"><text:s text:c="4"/>&lt;premio nombre="coche del año Europa" año="2016" modelo="Opel Astra" /&gt;</text:p>
      <text:p text:style-name="Standard"><text:s text:c="4"/>&lt;premio nombre="coche del año Europa" año="2015" modelo="Volkswagen Passat" /&gt;</text:p>
      <text:p text:style-name="Standard"><text:s text:c="4"/>&lt;premio nombre="coche del año Europa" año="2014" modelo="Peugeot 308" /&gt;</text:p>
      <text:p text:style-name="Standard"><text:s text:c="4"/>&lt;premio nombre="coche del año Europa" año="2013" modelo="Volkswagen Golf" /&gt;</text:p>
      <text:p text:style-name="Standard"><text:s text:c="2"/>&lt;/premios&gt;</text:p>
      <text:p text:style-name="Standard">&lt;/coches&gt;</text:p>
      <text:p text:style-name="Standard"/>
      <text:p text:style-name="P1">Escribir las <text:s/>expresiones Xpath para obtener:</text:p>
      <text:p text:style-name="P1"/>
      <text:p text:style-name="P5">1- Fabricante del coche ganador “coche del año Europa en 2017”.</text:p>
      <text:p text:style-name="P1"><text:span text:style-name="T2">//premio[ @año="2017"]</text:span><text:a xlink:type="simple" xlink:href="../../../../../../@modelo" text:style-name="Internet_20_link" text:visited-style-name="Visited_20_Internet_20_Link"><text:span text:style-name="T2">/@modelo</text:span></text:a></text:p>
      <text:p text:style-name="P1"><text:span text:style-name="T2">//modelo[ nombre='Peugeot 3008']/@fabricante</text:span></text:p>
      <text:p text:style-name="P1"/>
      <text:p text:style-name="P1">2- Modelos creados en la fábica fundada por <text:span text:style-name="T5">Adam Opel.</text:span></text:p>
      <text:p text:style-name="P1"><text:span text:style-name="T2"/></text:p>
      <text:p text:style-name="P3">//modelo[@fabricante=//fabricante[fundador='Adam Opel']/@id]/nombre/text()</text:p>
      <text:p text:style-name="P1"><text:span text:style-name="T3"/></text:p>
      <text:p text:style-name="P1">3- Año en qué se empezó a fabricar el coche del año de <text:span text:style-name="T2">2015.</text:span></text:p>
      <text:p text:style-name="P1"><text:span text:style-name="T2">//modelo[nombre=//premio[@año=2015]/@modelo]/inicio/@año</text:span></text:p>
      <text:p text:style-name="P1"/>
      <text:p text:style-name="P1">4- Escribe tres enunciados similares a los anteriores con su correspondiente expresión Xpath.</text:p>
      <text:p text:style-name="P1"/>
      <text:p text:style-name="P6">1- paises que no ha ganado el premio en 2015 <text:span text:style-name="T6">obtener tambien el id dela fabrica</text:span></text:p>
      <text:p text:style-name="P6"/>
      <text:p text:style-name="P6"><text:span text:style-name="T1">//premio[ @año != 2015]</text:span><text:a xlink:type="simple" xlink:href="../../../../../../@modelo" text:style-name="Internet_20_link" text:visited-style-name="Visited_20_Internet_20_Link"><text:span text:style-name="T1">/@modelo</text:span></text:a></text:p>
      <text:p text:style-name="P6"><text:span text:style-name="T1">//modelo[ nombre = //premio[ @año != 2015]</text:span><text:a xlink:type="simple" xlink:href="../../../../../../@modelo" text:style-name="Internet_20_link" text:visited-style-name="Visited_20_Internet_20_Link"><text:span text:style-name="T1">/@modelo</text:span></text:a><text:span text:style-name="T1">]/</text:span><text:span text:style-name="T4">@fabricante</text:span></text:p>
      <text:p text:style-name="P4">//<text:span text:style-name="T6">fabricante[@id=</text:span>//modelo[ nombre = //premio[ @año != 2015]<text:a xlink:type="simple" xlink:href="../../../../../../@modelo" text:style-name="Internet_20_link" text:visited-style-name="Visited_20_Internet_20_Link">/@modelo</text:a>]/<text:span text:style-name="T6">@fabricante]/pais</text:span></text:p>
      <text:p text:style-name="P4"/>
      <text:p text:style-name="P4"/>
      <text:p text:style-name="P7">2- <text:span text:style-name="T7">Modelos creados en paises distinto de los modelos creados en la fabrica cuyo fundador es armand peugon </text:span></text:p>
      <text:p text:style-name="P7">//fabricante[fundador ="Armand Peugeot"]/pais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21:38:04.535000000</meta:creation-date>
    <dc:date>2023-03-23T12:33:47.060760771</dc:date>
    <meta:editing-duration>PT6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74" meta:word-count="254" meta:character-count="2714" meta:non-whitespace-character-count="2266"/>
  </office:meta>
</office:document-meta>
</file>